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1843e" officeooo:paragraph-rsid="0011843e"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11843e" officeooo:paragraph-rsid="0011843e" style:font-size-asian="12.25pt" style:font-weight-asian="bold" style:font-size-complex="14pt" style:font-weight-complex="bold"/>
    </style:style>
    <style:style style:name="P3" style:family="paragraph" style:parent-style-name="Standard" style:list-style-name="L1">
      <style:paragraph-properties fo:text-align="start" style:justify-single-word="false"/>
      <style:text-properties fo:font-size="12pt" fo:font-weight="normal" officeooo:rsid="0011843e" officeooo:paragraph-rsid="0011843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1843e" officeooo:paragraph-rsid="0011843e"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S Normal Flow</text:p>
      <text:p text:style-name="P2"/>
      <text:p text:style-name="P2">Normal Flow</text:p>
      <text:list xml:id="list3322110626" text:style-name="L1">
        <text:list-item>
          <text:p text:style-name="P3">The default method and order that the system places element inside of a browser’s viewport.</text:p>
        </text:list-item>
        <text:list-item>
          <text:p text:style-name="P3">By default, block-level elements are laid out in the blow flow directed which is based on the parent’s writing mode (initial: horizontal-tb).</text:p>
          <text:list>
            <text:list-item>
              <text:p text:style-name="P3">Each element will apear on a new line below the last, with each one separated by whatever margin that’s been specified.</text:p>
            </text:list-item>
          </text:list>
        </text:list-item>
      </text:list>
      <text:p text:style-name="P4"/>
      <text:list xml:id="list221722645315243" text:continue-numbering="true" text:style-name="L1">
        <text:list-item>
          <text:p text:style-name="P3">Inline-elements sit on the same line along with any adjacent (or wrapped) text content as long as there is space inside the parent block level element. If there is no space, the overflow will move down to a new line.</text:p>
        </text:list-item>
      </text:list>
      <text:p text:style-name="P4"/>
      <text:list xml:id="list221723985940040" text:continue-numbering="true" text:style-name="L1">
        <text:list-item>
          <text:p text:style-name="P3">The first stage in normal flow is adding the padding, margin, and border to the content of an element.</text:p>
          <text:list>
            <text:list-item>
              <text:p text:style-name="P3">The element’s content first fills the available inline space of the parent element containing it, and grows until it is accomodated. The size of inline element is the size of their content.</text:p>
            </text:list-item>
            <text:list-item>
              <text:p text:style-name="P3">To control the size of an inline element:</text:p>
              <text:list>
                <text:list-item>
                  <text:p text:style-name="P3">display:block or display: inline-block</text:p>
                </text:list-item>
              </text:list>
              <text:p text:style-name="P3"/>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1" meta:paragraph-count="11" meta:word-count="175" meta:character-count="972" meta:non-whitespace-character-count="816"/>
  </office:meta>
</office:document-meta>
</file>